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Manager.fix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Manager.ge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Manager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Manager.addLateralCacheListener( String cacheName , ILateral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Manager.LateralCacheManager( ILateralCacheAttributes lcaA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ateralCacheManager.getInstance( ILateralCacheAttributes lca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teralCacheManager.fixCaches( ILateralCacheService lateralService , ILateralCacheObserver lateralW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Manager.getCache( String cach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ateralCacheManager.get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